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88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1.5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22.63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7.36mm" fo:break-before="auto" style:use-optimal-row-height="false"/>
    </style:style>
    <style:style style:name="ro9" style:family="table-row">
      <style:table-row-properties style:row-height="6.84mm" fo:break-before="auto" style:use-optimal-row-height="false"/>
    </style:style>
    <style:style style:name="ro10" style:family="table-row">
      <style:table-row-properties style:row-height="41.59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5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10060" number:language="ia">
      <number:hours number:style="long"/>
      <number:text>:</number:text>
      <number:minutes number:style="long"/>
    </number:time-style>
    <style:style style:name="ce3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fo:border="0.74pt solid #000000" fo:padding="1.99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fo:padding="1.99mm" style:vertical-align="top"/>
      <style:paragraph-properties fo:text-align="end" fo:margin-left="0m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order-bottom="1.5pt double-thin #000000" style:border-line-width-bottom="0.18mm 0.18mm 0.18mm" style:text-align-source="fix" style:repeat-content="false" fo:wrap-option="wrap" fo:border-left="0.74pt solid #000000" fo:padding="1.99mm" fo:border-right="0.74pt solid #000000" fo:border-top="1.5pt double-thin #000000" style:border-line-width-top="0.18mm 0.18mm 0.18mm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padding="1.99mm"/>
      <style:text-properties style:font-name="Arial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 style:data-style-name="N0">
      <style:table-cell-properties style:cell-protect="protected formula-hidden" style:print-content="true" style:text-align-source="fix" style:repeat-content="false" fo:wrap-option="wrap" fo:padding="1.99mm" style:vertical-align="top"/>
      <style:paragraph-properties fo:text-align="start" fo:margin-left="0mm"/>
      <style:text-properties style:font-name="Arial" style:font-name-asian="Segoe UI" style:font-name-complex="Tahoma"/>
    </style:style>
    <style:style style:name="ce15" style:family="table-cell" style:parent-style-name="Default">
      <style:text-properties style:font-name="Arial" fo:font-size="7pt" style:font-name-asian="Segoe UI" style:font-size-asian="7pt" style:font-name-complex="Tahoma" style:font-size-complex="7pt"/>
    </style:style>
    <style:style style:name="ce28" style:family="table-cell" style:parent-style-name="Default">
      <style:text-properties style:font-name-asian="Segoe UI" style:font-name-complex="Tahoma"/>
    </style:style>
    <style:style style:name="ce8" style:family="table-cell" style:parent-style-name="Default">
      <style:table-cell-properties fo:wrap-option="wrap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style:cell-protect="none" style:print-content="true" fo:border="0.74pt solid #000000" fo:padding="1.99mm" style:vertical-align="middle"/>
      <style:text-properties style:font-name="Arial" style:font-name-asian="Liberation Mono" style:font-name-complex="Liberation Mono"/>
    </style:style>
    <style:style style:name="ce36" style:family="table-cell" style:parent-style-name="Default">
      <style:table-cell-properties style:cell-protect="none" style:print-content="true" style:text-align-source="fix" style:repeat-content="false" fo:wrap-option="wrap" fo:border="0.74pt solid #000000" fo:padding="1.99mm" style:vertical-align="top"/>
      <style:paragraph-properties fo:text-align="start" fo:margin-left="0mm"/>
      <style:text-properties style:font-name="Arial"/>
    </style:style>
    <style:style style:name="ce37" style:family="table-cell" style:parent-style-name="Default">
      <style:table-cell-properties fo:border-bottom="1.5pt double-thin #000000" style:border-line-width-bottom="0.18mm 0.18mm 0.18mm" style:cell-protect="none" style:print-content="true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38" style:family="table-cell" style:parent-style-name="Default">
      <style:table-cell-properties fo:border-bottom="0.74pt solid #000000" fo:border-left="none" fo:padding="1.99mm" fo:border-right="none" fo:border-top="0.74pt solid #000000" style:vertical-align="middle"/>
      <style:text-properties style:font-name="Arial"/>
    </style:style>
    <style:style style:name="ce39" style:family="table-cell" style:parent-style-name="Default">
      <style:text-properties style:font-name="Arial" style:font-name-asian="Liberation Mono" style:font-name-complex="Liberation Mono"/>
    </style:style>
    <style:style style:name="ce26" style:family="table-cell" style:parent-style-name="Default" style:data-style-name="N1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="0.74pt solid #000000" fo:padding="1.99mm"/>
      <style:text-properties style:font-name="Arial"/>
    </style:style>
    <style:style style:name="ce42" style:family="table-cell" style:parent-style-name="Default">
      <style:table-cell-properties fo:border-bottom="1.5pt double-thin #000000" style:border-line-width-bottom="0.18mm 0.18mm 0.18mm" fo:border-left="0.74pt solid #000000" fo:padding="1.99mm" fo:border-right="0.74pt solid #000000" fo:border-top="1.5pt double-thin #000000" style:border-line-width-top="0.18mm 0.18mm 0.18mm"/>
      <style:text-properties style:font-name="Arial"/>
    </style:style>
    <style:style style:name="ce43" style:family="table-cell" style:parent-style-name="Default">
      <style:table-cell-properties fo:border-bottom="0.74pt solid #000000" style:cell-protect="none" style:print-content="true" fo:border-left="none" fo:padding="1.99mm" fo:border-right="0.74pt solid #000000" fo:border-top="0.74pt solid #000000" style:vertical-align="middle"/>
      <style:text-properties style:font-name="Ari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fo:padding="1.99mm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fefef" style:text-align-source="fix" style:repeat-content="false" fo:wrap-option="wrap" fo:border-left="0.74pt solid #000000" fo:padding="1.99mm" fo:border-right="0.74pt solid #000000" fo:border-top="0.74pt solid #000000" style:vertical-align="top"/>
      <style:paragraph-properties fo:text-align="center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efefef" style:cell-protect="protected formula-hidden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0.74pt solid #000000" fo:padding="1.99mm" fo:border-right="none" fo:border-top="0.74pt solid #00000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9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0" style:family="table-cell" style:parent-style-name="Default" style:data-style-name="N49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1" style:family="table-cell" style:parent-style-name="Default" style:data-style-name="N100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2" style:family="table-cell" style:parent-style-name="Default" style:data-style-name="N60">
      <style:table-cell-properties style:cell-protect="none" style:print-content="true" style:text-align-source="fix" style:repeat-content="false" fo:wrap-option="wrap" fo:border="0.74pt solid #000000" fo:padding="1.99mm" style:vertical-align="middle"/>
      <style:paragraph-properties fo:text-align="center"/>
      <style:text-properties style:font-name="Arial"/>
    </style:style>
    <style:style style:name="ce53" style:family="table-cell" style:parent-style-name="Default" style:data-style-name="N60">
      <style:table-cell-properties fo:border-bottom="0.74pt solid #000000" style:cell-protect="none" style:print-content="true" style:text-align-source="fix" style:repeat-content="false" fo:wrap-option="wrap" fo:border-left="0.74pt solid #000000" fo:padding="1.99mm" fo:border-right="0.74pt solid #000000" fo:border-top="none" style:vertical-align="middle"/>
      <style:paragraph-properties fo:text-align="center"/>
      <style:text-properties style:font-name="Ari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7pt" style:font-size-asian="7pt" style:font-size-complex="7pt"/>
    </style:style>
    <style:style style:name="ce55" style:family="table-cell" style:parent-style-name="Default">
      <style:table-cell-properties style:cell-protect="hidden-and-protected" style:print-content="false"/>
    </style:style>
    <style:style style:name="ce56" style:family="table-cell" style:parent-style-name="Default">
      <style:table-cell-properties style:cell-protect="hidden-and-protected" style:print-content="false"/>
      <style:text-properties style:font-name-asian="Segoe UI" style:font-name-complex="Tahoma"/>
    </style:style>
  </office:automatic-styles>
  <office:body>
    <office:spreadsheet>
      <table:content-validations>
        <table:content-validation table:name="val1" table:condition="of:cell-content-is-in-list(&quot;CW&quot;;&quot;PHONE&quot;)" table:allow-empty-cell="false" table:display-list="unsorted" table:base-cell-address="'IARU MESSAGE'.B1">
          <table:error-message table:message-type="stop" table:display="true"/>
        </table:content-validation>
        <table:content-validation table:name="val2" table:condition="of:cell-content-is-in-list(&quot;ROUTINE&quot;;&quot;PRIORITY&quot;;&quot;EMERGENCY&quot;)" table:allow-empty-cell="false" table:display-list="unsorted" table:base-cell-address="'IARU MESSAGE'.B4">
          <table:error-message table:message-type="stop" table:display="true"/>
        </table:content-validation>
      </table:content-validations>
      <table:table table:name="IARU MESS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MODE</text:p>
          </table:table-cell>
          <table:table-cell table:style-name="ce34" table:content-validation-name="val1" office:value-type="string" calcext:value-type="string">
            <text:p>PHONE</text:p>
          </table:table-cell>
          <table:table-cell table:style-name="ce40"/>
          <table:table-cell table:style-name="ce44"/>
          <table:table-cell table:style-name="ce40" table:number-columns-repeated="3"/>
        </table:table-row>
        <table:table-row table:style-name="ro2">
          <table:table-cell table:style-name="ce6"/>
          <table:table-cell table:style-name="ce7" table:content-validation-name="val1"/>
          <table:table-cell table:style-name="ce6"/>
          <table:table-cell table:style-name="ce45"/>
          <table:table-cell table:style-name="ce6" table:number-columns-repeated="3"/>
        </table:table-row>
        <table:table-row table:style-name="ro3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PRECEDENCE</text:p>
          </table:table-cell>
          <table:table-cell table:style-name="ce6" office:value-type="string" calcext:value-type="string">
            <text:p>STATION OF ORIGIN</text:p>
          </table:table-cell>
          <table:table-cell table:style-name="ce46" office:value-type="string" calcext:value-type="string">
            <text:p>WORD COUNT</text:p>
          </table:table-cell>
          <table:table-cell table:style-name="ce6" office:value-type="string" calcext:value-type="string">
            <text:p>PLACE OF ORIGIN</text:p>
          </table:table-cell>
          <table:table-cell table:style-name="ce6" office:value-type="string" calcext:value-type="string">
            <text:p>FILING TIME</text:p>
          </table:table-cell>
          <table:table-cell table:style-name="ce6" office:value-type="string" calcext:value-type="string">
            <text:p>FILING DATE</text:p>
          </table:table-cell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7" table:content-validation-name="val2" office:value-type="string" calcext:value-type="string">
            <text:p>ROUTINE</text:p>
          </table:table-cell>
          <table:table-cell table:style-name="ce7" office:value-type="string" calcext:value-type="string">
            <text:p>YU1ABH</text:p>
          </table:table-cell>
          <table:table-cell table:style-name="ce33" table:formula="of:=LEN(OUTPUT_TEXT)-LEN(SUBSTITUTE(OUTPUT_TEXT;&quot; &quot;;&quot;&quot;))+1" office:value-type="float" office:value="19" calcext:value-type="float">
            <text:p>19</text:p>
          </table:table-cell>
          <table:table-cell table:style-name="ce7" office:value-type="string" calcext:value-type="string">
            <text:p>UZICE-YU</text:p>
          </table:table-cell>
          <table:table-cell table:style-name="ce51" office:value-type="time" office:time-value="PT08H57M00S" calcext:value-type="time">
            <text:p>08:57</text:p>
          </table:table-cell>
          <table:table-cell table:style-name="ce50" office:value-type="date" office:date-value="2024-05-17" calcext:value-type="date">
            <text:p>2024-05-17</text:p>
          </table:table-cell>
        </table:table-row>
        <table:table-row table:style-name="ro5">
          <table:table-cell table:style-name="ce5" office:value-type="string" calcext:value-type="string">
            <text:p>TO:</text:p>
          </table:table-cell>
          <table:table-cell table:style-name="ce35" office:value-type="string" calcext:value-type="string" table:number-columns-spanned="6" table:number-rows-spanned="1">
            <text:p>G0DUB</text:p>
          </table:table-cell>
          <table:covered-table-cell table:number-columns-repeated="5" table:style-name="ce41"/>
        </table:table-row>
        <table:table-row table:style-name="ro6">
          <table:table-cell table:style-name="ce16" office:value-type="string" calcext:value-type="string">
            <text:p>TEXT:</text:p>
          </table:table-cell>
          <table:table-cell table:style-name="ce36" office:value-type="string" calcext:value-type="string" table:number-columns-spanned="6" table:number-rows-spanned="1">
            <text:p>Amateur radio operators should be well trained for emergency situations. Education and exercise are essential. That is our goal.</text:p>
          </table:table-cell>
          <table:covered-table-cell table:number-columns-repeated="5" table:style-name="ce11"/>
        </table:table-row>
        <table:table-row table:style-name="ro7">
          <table:table-cell table:style-name="ce25" office:value-type="string" calcext:value-type="string">
            <text:p>FROM:</text:p>
          </table:table-cell>
          <table:table-cell table:style-name="ce37" office:value-type="string" calcext:value-type="string" table:number-columns-spanned="6" table:number-rows-spanned="1">
            <text:p>YT9TP</text:p>
          </table:table-cell>
          <table:covered-table-cell table:number-columns-repeated="5" table:style-name="ce42"/>
        </table:table-row>
        <table:table-row table:style-name="ro8">
          <table:table-cell table:style-name="ce11" office:value-type="string" calcext:value-type="string" table:number-columns-spanned="7" table:number-rows-spanned="1">
            <text:p>For radio operator use only</text:p>
          </table:table-cell>
          <table:covered-table-cell table:number-columns-repeated="6" table:style-name="ce11"/>
        </table:table-row>
        <table:table-row table:style-name="ro5">
          <table:table-cell table:style-name="ce5" office:value-type="string" calcext:value-type="string" table:number-columns-spanned="2" table:number-rows-spanned="1">
            <text:p>RECEIVED FROM</text:p>
          </table:table-cell>
          <table:covered-table-cell table:style-name="ce38"/>
          <table:table-cell table:style-name="ce43" office:value-type="string" calcext:value-type="string">
            <text:p>YU1ABH</text:p>
          </table:table-cell>
          <table:table-cell table:style-name="ce48" office:value-type="string" calcext:value-type="string">
            <text:p>DATE</text:p>
          </table:table-cell>
          <table:table-cell table:style-name="ce49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2" office:value-type="time" office:time-value="PT08H57M00S" calcext:value-type="time">
            <text:p>08:57</text:p>
          </table:table-cell>
        </table:table-row>
        <table:table-row table:style-name="ro9">
          <table:table-cell table:style-name="ce5" office:value-type="string" calcext:value-type="string" table:number-columns-spanned="2" table:number-rows-spanned="1">
            <text:p>SENT TO</text:p>
          </table:table-cell>
          <table:covered-table-cell table:style-name="ce38"/>
          <table:table-cell table:style-name="ce43" office:value-type="string" calcext:value-type="string">
            <text:p>G0DUB</text:p>
          </table:table-cell>
          <table:table-cell table:style-name="ce48" office:value-type="string" calcext:value-type="string">
            <text:p>DATE</text:p>
          </table:table-cell>
          <table:table-cell table:style-name="ce50" office:value-type="date" office:date-value="2024-05-17" calcext:value-type="date">
            <text:p>2024-05-17</text:p>
          </table:table-cell>
          <table:table-cell table:style-name="ce48" office:value-type="string" calcext:value-type="string">
            <text:p>TIME</text:p>
          </table:table-cell>
          <table:table-cell table:style-name="ce53" office:value-type="time" office:time-value="PT09H01M00S" calcext:value-type="time">
            <text:p>09:01</text:p>
          </table:table-cell>
        </table:table-row>
        <table:table-row table:style-name="ro2">
          <table:table-cell table:style-name="ce12"/>
          <table:table-cell table:style-name="ce39"/>
          <table:table-cell table:style-name="ce12" table:number-columns-repeated="5"/>
        </table:table-row>
        <table:table-row table:style-name="ro10">
          <table:table-cell table:style-name="ce13" table:formula="of:=UPPER(MESSAGE_NUMBER &amp; &quot; &quot; &amp; LEFT(PRECEDENCE;1) &amp; &quot; &quot; &amp; ORIGIN_STATION &amp; &quot; &quot; &amp; WORD_COUNT &amp; &quot; &quot; &amp; ORIGIN_PLACE  &amp; &quot; &quot; &amp; TEXT(FILLING_TIME;&quot;HHmm&quot; )&amp; &quot; &quot; &amp; TEXT(FILLING_DATE;&quot;MMM DD&quot; ) &amp; CHAR(10) &amp; CHAR(13) &amp; MESSAGE_TO  &amp; CHAR(10) &amp; CHAR(13) &amp; &quot;=&quot;&amp; CHAR(10) &amp; CHAR(13) &amp; OUTPUT_TEXT &amp; CHAR(10) &amp; CHAR(13) &amp; &quot;=&quot;&amp; CHAR(10) &amp; CHAR(13) &amp; MESSAGE_FROM)" office:value-type="string" office:string-value="3 R YU1ABH 19 UZICE-YU 0857 MAY 17&#10;&#13;G0DUB&#10;&#13;=&#10;&#13;AMATEUR RADIO OPERATORS SHOULD BE WELL TRAINED FOR EMERGENCY SITUATIONS. EDUCATION AND EXERCISE ARE ESSENTIAL. THAT IS OUR GOAL.&#10;&#13;=&#10;&#13;YT9TP" calcext:value-type="string" table:number-columns-spanned="7" table:number-rows-spanned="1">
            <text:p>3 R YU1ABH 19 UZICE-YU 0857 MAY 17</text:p>
            <text:p>G0DUB</text:p>
            <text:p>=</text:p>
            <text:p>AMATEUR RADIO OPERATORS SHOULD BE WELL TRAINED FOR EMERGENCY SITUATIONS. EDUCATION AND EXERCISE ARE ESSENTIAL. THAT IS OUR GOAL.</text:p>
            <text:p>=</text:p>
            <text:p>YT9TP</text:p>
          </table:table-cell>
          <table:covered-table-cell table:number-columns-repeated="6" table:style-name="ce12"/>
        </table:table-row>
        <table:table-row table:style-name="ro11">
          <table:table-cell table:style-name="ce15" office:value-type="string" calcext:value-type="string">
            <text:p>Version 1.0</text:p>
          </table:table-cell>
          <table:table-cell table:style-name="ce26"/>
          <table:table-cell table:number-columns-repeated="4"/>
          <table:table-cell table:style-name="ce54" office:value-type="string" calcext:value-type="string">
            <text:p>by YT9TP</text:p>
          </table:table-cell>
        </table:table-row>
        <table:table-row table:style-name="ro11">
          <table:table-cell table:style-name="ce28"/>
          <table:table-cell table:number-columns-repeated="6"/>
        </table:table-row>
        <table:table-row table:style-name="ro11" table:number-rows-repeated="4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1">
          <table:table-cell table:style-name="ce8"/>
          <table:table-cell table:number-columns-repeated="6"/>
        </table:table-row>
      </table:table>
      <table:table table:name="LIB" table:style-name="ta2" table:protected="true">
        <loext:table-protection loext:select-protected-cells="true" loext:select-unprotected-cells="true"/>
        <table:table-column table:style-name="co9" table:default-cell-style-name="ce55"/>
        <table:table-column table:style-name="co8" table:default-cell-style-name="ce56"/>
        <table:table-row table:style-name="ro11">
          <table:table-cell office:value-type="string" calcext:value-type="string">
            <text:p>CW TEXT</text:p>
          </table:table-cell>
          <table:table-cell table:formula="of:=SUBSTITUTE(ORG.LIBREOFFICE.REGEX(MESSAGE_TEXT;&quot;\.$&quot;;&quot;&quot;;&quot;g&quot;); &quot;. &quot;; &quot;  X  &quot;)" office:value-type="string" office:string-value="Amateur radio operators should be well trained for emergency situations  X  Education and exercise are essential  X  That is our goal" calcext:value-type="string">
            <text:p>Amateur radio operators should be well trained for emergency situations <text:s/>X <text:s/>Education and exercise are essential <text:s/>X <text:s/>That is our goal</text:p>
          </table:table-cell>
        </table:table-row>
        <table:table-row table:style-name="ro11">
          <table:table-cell office:value-type="string" calcext:value-type="string">
            <text:p>PHONE TEXT</text:p>
          </table:table-cell>
          <table:table-cell table:formula="of:=MESSAGE_TEXT" office:value-type="string" office:string-value="Amateur radio operators should be well trained for emergency situations. Education and exercise are essential. That is our goal." calcext:value-type="string">
            <text:p>Amateur radio operators should be well trained for emergency situations. Education and exercise are essential. That is our goal.</text:p>
          </table:table-cell>
        </table:table-row>
        <table:table-row table:style-name="ro11">
          <table:table-cell office:value-type="string" calcext:value-type="string">
            <text:p>OUTPUT_TEXT</text:p>
          </table:table-cell>
          <table:table-cell table:style-name="ce55" table:formula="of:=TRIM(IF(MESSAGE_MODE = &quot;CW&quot;;CW_TEXT;PHONE_TEXT))" office:value-type="string" office:string-value="Amateur radio operators should be well trained for emergency situations. Education and exercise are essential. That is our goal." calcext:value-type="string">
            <text:p>Amateur radio operators should be well trained for emergency situations. Education and exercise are essential. That is our goal.</text:p>
          </table:table-cell>
        </table:table-row>
      </table:table>
      <table:named-expressions>
        <table:named-range table:name="CW_TEXT" table:base-cell-address="$LIB.$B$1" table:cell-range-address="$LIB.$B$1"/>
        <table:named-range table:name="FILLING_DATE" table:base-cell-address="$'IARU MESSAGE'.$G$2" table:cell-range-address="$'IARU MESSAGE'.$G$4"/>
        <table:named-range table:name="FILLING_TIME" table:base-cell-address="$'IARU MESSAGE'.$F$2" table:cell-range-address="$'IARU MESSAGE'.$F$4"/>
        <table:named-range table:name="MESSAGE_FROM" table:base-cell-address="$'IARU MESSAGE'.$A$11" table:cell-range-address="$'IARU MESSAGE'.$B$7"/>
        <table:named-range table:name="MESSAGE_MODE" table:base-cell-address="$'IARU MESSAGE'.$B$1" table:cell-range-address="$'IARU MESSAGE'.$B$1"/>
        <table:named-range table:name="MESSAGE_NUMBER" table:base-cell-address="$'IARU MESSAGE'.$A$1" table:cell-range-address="$'IARU MESSAGE'.$A$4"/>
        <table:named-range table:name="MESSAGE_TEXT" table:base-cell-address="$'IARU MESSAGE'.$B$4" table:cell-range-address="$'IARU MESSAGE'.$B$6"/>
        <table:named-range table:name="MESSAGE_TO" table:base-cell-address="$'IARU MESSAGE'.$B$3" table:cell-range-address="$'IARU MESSAGE'.$B$5"/>
        <table:named-range table:name="ORIGIN" table:base-cell-address="$'IARU MESSAGE'.$C$2" table:cell-range-address="$'IARU MESSAGE'.$C$4"/>
        <table:named-range table:name="ORIGIN_PLACE" table:base-cell-address="$'IARU MESSAGE'.$E$2" table:cell-range-address="$'IARU MESSAGE'.$E$4"/>
        <table:named-range table:name="ORIGIN_STATION" table:base-cell-address="$'IARU MESSAGE'.$C$2" table:cell-range-address="$'IARU MESSAGE'.$C$4"/>
        <table:named-range table:name="OUTPUT_TEXT" table:base-cell-address="$LIB.$B$3" table:cell-range-address="$LIB.$B$3"/>
        <table:named-range table:name="PHONE_TEXT" table:base-cell-address="$LIB.$B$2" table:cell-range-address="$LIB.$B$2"/>
        <table:named-range table:name="PRECEDENCE" table:base-cell-address="$'IARU MESSAGE'.$B$1" table:cell-range-address="$'IARU MESSAGE'.$B$4"/>
        <table:named-range table:name="RECEIVED_DATE" table:base-cell-address="$'IARU MESSAGE'.$E$7" table:cell-range-address="$'IARU MESSAGE'.$E$9"/>
        <table:named-range table:name="RECEIVED_FROM" table:base-cell-address="$'IARU MESSAGE'.$C$7" table:cell-range-address="$'IARU MESSAGE'.$C$9"/>
        <table:named-range table:name="RECEIVED_TIME" table:base-cell-address="$'IARU MESSAGE'.$G$7" table:cell-range-address="$'IARU MESSAGE'.$G$9"/>
        <table:named-range table:name="SENT_DATE" table:base-cell-address="$'IARU MESSAGE'.$E$8" table:cell-range-address="$'IARU MESSAGE'.$E$10"/>
        <table:named-range table:name="SENT_TIME" table:base-cell-address="$'IARU MESSAGE'.$G$8" table:cell-range-address="$'IARU MESSAGE'.$G$10"/>
        <table:named-range table:name="SENT_TO" table:base-cell-address="$'IARU MESSAGE'.$C$8" table:cell-range-address="$'IARU MESSAGE'.$C$10"/>
        <table:named-range table:name="WORD_COUNT" table:base-cell-address="$'IARU MESSAGE'.$D$2" table:cell-range-address="$'IARU MESSAGE'.$D$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148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23:45:48.5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25:08.720000000</meta:creation-date>
    <dc:date>2024-05-17T23:48:00.440000000</dc:date>
    <meta:editing-duration>PT5H19M28S</meta:editing-duration>
    <meta:editing-cycles>57</meta:editing-cycles>
    <meta:generator>LibreOffice/24.2.1.2$Windows_X86_64 LibreOffice_project/db4def46b0453cc22e2d0305797cf981b68ef5ac</meta:generator>
    <meta:document-statistic meta:table-count="2" meta:cell-count="44" meta:object-count="0"/>
  </office:meta>
</office:document-meta>
</file>